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0.31pt" svg:height="296.22pt" svg:x="118.97pt" svg:y="94.48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I3:Sheet1.I3 Sheet1.I3:Sheet1.I3 Sheet1.J1:Sheet1.J1 Sheet1.J3:Sheet1.J3 Sheet1.K3:Sheet1.K3 Sheet1.K3:Sheet1.K3 Sheet1.L1:Sheet1.L1 Sheet1.L3:Sheet1.L3 Sheet1.M3:Sheet1.M3 Sheet1.M3:Sheet1.M3 Sheet1.N1:Sheet1.N1 Sheet1.N3:Sheet1.N3 Sheet1.O3:Sheet1.O3 Sheet1.O3:Sheet1.O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UNIX socket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Linux)</text:p>
          </table:table-cell>
          <table:covered-table-cell/>
          <table:table-cell office:value-type="string" calcext:value-type="string" table:number-columns-spanned="2" table:number-rows-spanned="1">
            <text:p>StreamWrite(Linux+SC)</text:p>
          </table:table-cell>
          <table:covered-table-cell/>
          <table:table-cell office:value-type="string" calcext:value-type="string" table:number-columns-spanned="2" table:number-rows-spanned="1">
            <text:p>StreamWrite(Linux+SC+RM)</text:p>
          </table:table-cell>
          <table:covered-table-cell/>
          <table:table-cell office:value-type="string" calcext:value-type="string" table:number-columns-spanned="2" table:number-rows-spanned="1">
            <text:p>StreamWrite(SGX)</text:p>
          </table:table-cell>
          <table:covered-table-cell/>
          <table:table-cell office:value-type="string" calcext:value-type="string" table:number-columns-spanned="2" table:number-rows-spanned="1">
            <text:p>StreamWrite(SGX+Shield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latency</text:p>
          </table:table-cell>
          <table:table-cell table:style-name="Default" office:value-type="float" office:value="2.2569" calcext:value-type="float">
            <text:p>2.2569</text:p>
          </table:table-cell>
          <table:table-cell table:style-name="Default" office:value-type="float" office:value="0.0406" calcext:value-type="float">
            <text:p>0.0406</text:p>
          </table:table-cell>
          <table:table-cell office:value-type="float" office:value="4.5768" calcext:value-type="float">
            <text:p>4.5768</text:p>
          </table:table-cell>
          <table:table-cell office:value-type="float" office:value="0.3003" calcext:value-type="float">
            <text:p>0.3003</text:p>
          </table:table-cell>
          <table:table-cell table:style-name="ce2" office:value-type="float" office:value="4.2247" calcext:value-type="float">
            <text:p>4.2247</text:p>
          </table:table-cell>
          <table:table-cell table:style-name="ce2" office:value-type="float" office:value="0.2335" calcext:value-type="float">
            <text:p>0.2335</text:p>
          </table:table-cell>
          <table:table-cell table:style-name="ce2" office:value-type="float" office:value="4.4084" calcext:value-type="float">
            <text:p>4.4084</text:p>
          </table:table-cell>
          <table:table-cell table:style-name="ce2" office:value-type="float" office:value="0.1603" calcext:value-type="float">
            <text:p>0.1603</text:p>
          </table:table-cell>
          <table:table-cell table:style-name="ce2" office:value-type="float" office:value="4.428" calcext:value-type="float">
            <text:p>4.4280</text:p>
          </table:table-cell>
          <table:table-cell table:style-name="ce2" office:value-type="float" office:value="0.1274" calcext:value-type="float">
            <text:p>0.1274</text:p>
          </table:table-cell>
          <table:table-cell table:style-name="ce2" office:value-type="float" office:value="11.6035" calcext:value-type="float">
            <text:p>11.6035</text:p>
          </table:table-cell>
          <table:table-cell table:style-name="ce2" office:value-type="float" office:value="0.0464" calcext:value-type="float">
            <text:p>0.0464</text:p>
          </table:table-cell>
          <table:table-cell table:style-name="ce2" office:value-type="float" office:value="19.8883" calcext:value-type="float">
            <text:p>19.8883</text:p>
          </table:table-cell>
          <table:table-cell table:style-name="ce2" office:value-type="float" office:value="0.0842" calcext:value-type="float">
            <text:p>0.0842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410.31pt" svg:height="296.22pt" svg:x="142.53pt" svg:y="104.85pt">
            <loext:p draw:notify-on-update-of-ranges="Sheet2.A3:Sheet2.A3 Sheet2.B1:Sheet2.B1 Sheet2.B3:Sheet2.B3 Sheet1.C3:Sheet1.C3 Sheet1.C3:Sheet1.C3 Sheet2.D1:Sheet2.D1 Sheet2.D3:Sheet2.D3 Sheet1.E3:Sheet1.E3 Sheet1.E3:Sheet1.E3 Sheet2.F1:Sheet2.F1 Sheet2.F3:Sheet2.F3 Sheet1.G3:Sheet1.G3 Sheet1.G3:Sheet1.G3 Sheet2.H1:Sheet2.H1 Sheet2.H3:Sheet2.H3 Sheet1.I3:Sheet1.I3 Sheet1.I3:Sheet1.I3 Sheet2.J1:Sheet2.J1 Sheet2.J3:Sheet2.J3 Sheet1.K3:Sheet1.K3 Sheet1.K3:Sheet1.K3 Sheet2.L1:Sheet2.L1 Sheet2.L3:Sheet2.L3 Sheet1.M3:Sheet1.M3 Sheet1.M3:Sheet1.M3 Sheet2.N1:Sheet2.N1 Sheet2.N3:Sheet2.N3 Sheet1.O3:Sheet1.O3 Sheet1.O3:Sheet1.O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UNIX socket(Linux)</text:p>
          </table:table-cell>
          <table:covered-table-cell table:style-name="Default"/>
          <table:table-cell office:value-type="string" calcext:value-type="string" table:number-columns-spanned="2" table:number-rows-spanned="1">
            <text:p>StreamWrite(Linux)</text:p>
          </table:table-cell>
          <table:covered-table-cell/>
          <table:table-cell office:value-type="string" calcext:value-type="string" table:number-columns-spanned="2" table:number-rows-spanned="1">
            <text:p>StreamWrite(Linux+SC)</text:p>
          </table:table-cell>
          <table:covered-table-cell/>
          <table:table-cell office:value-type="string" calcext:value-type="string" table:number-columns-spanned="2" table:number-rows-spanned="1">
            <text:p>StreamWrite(Linux+SC+RM)</text:p>
          </table:table-cell>
          <table:covered-table-cell/>
          <table:table-cell office:value-type="string" calcext:value-type="string" table:number-columns-spanned="2" table:number-rows-spanned="1">
            <text:p>StreamWrite(SGX)</text:p>
          </table:table-cell>
          <table:covered-table-cell/>
          <table:table-cell office:value-type="string" calcext:value-type="string" table:number-columns-spanned="2" table:number-rows-spanned="1">
            <text:p>StreamWrite(SGX+Shield))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bandwidth</text:p>
          </table:table-cell>
          <table:table-cell table:style-name="Default" office:value-type="float" office:value="4680.7767" calcext:value-type="float">
            <text:p>4680.7767</text:p>
          </table:table-cell>
          <table:table-cell table:style-name="Default" office:value-type="float" office:value="267.7575" calcext:value-type="float">
            <text:p>267.7575</text:p>
          </table:table-cell>
          <table:table-cell office:value-type="float" office:value="12592.7067" calcext:value-type="float">
            <text:p>12592.7067</text:p>
          </table:table-cell>
          <table:table-cell office:value-type="float" office:value="479.3862" calcext:value-type="float">
            <text:p>479.3862</text:p>
          </table:table-cell>
          <table:table-cell table:style-name="ce2" office:value-type="float" office:value="12565.6253" calcext:value-type="float">
            <text:p>12565.6253</text:p>
          </table:table-cell>
          <table:table-cell table:style-name="ce2" office:value-type="float" office:value="329.3202" calcext:value-type="float">
            <text:p>329.3202</text:p>
          </table:table-cell>
          <table:table-cell table:style-name="ce2" office:value-type="float" office:value="12457.73" calcext:value-type="float">
            <text:p>12457.7300</text:p>
          </table:table-cell>
          <table:table-cell table:style-name="ce2" office:value-type="float" office:value="0.1603" calcext:value-type="float">
            <text:p>0.1603</text:p>
          </table:table-cell>
          <table:table-cell table:style-name="ce2" office:value-type="float" office:value="12449.342" calcext:value-type="float">
            <text:p>12449.3420</text:p>
          </table:table-cell>
          <table:table-cell table:style-name="ce2" office:value-type="float" office:value="108.6984" calcext:value-type="float">
            <text:p>108.6984</text:p>
          </table:table-cell>
          <table:table-cell table:style-name="ce2" office:value-type="float" office:value="5527.2733" calcext:value-type="float">
            <text:p>5527.2733</text:p>
          </table:table-cell>
          <table:table-cell table:style-name="ce2" office:value-type="float" office:value="83.4513" calcext:value-type="float">
            <text:p>83.4513</text:p>
          </table:table-cell>
          <table:table-cell table:style-name="ce2" office:value-type="float" office:value="176.7753" calcext:value-type="float">
            <text:p>176.7753</text:p>
          </table:table-cell>
          <table:table-cell table:style-name="ce2" office:value-type="float" office:value="0.1157" calcext:value-type="float">
            <text:p>0.1157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9:12:39.746181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09:31:59.319997637</dc:date>
    <meta:editing-duration>PT4H15M28S</meta:editing-duration>
    <meta:editing-cycles>21</meta:editing-cycles>
    <meta:generator>LibreOffice/5.1.6.2$Linux_X86_64 LibreOffice_project/10m0$Build-2</meta:generator>
    <meta:document-statistic meta:table-count="2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inimum="0" chart:maximum="13000" chart:origin="0" chart:interval-major="200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svg:stroke-width="0.051cm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="hatch" draw:fill-color="#ffffff" draw:fill-hatch-name="Blue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666666" draw:fill-hatch-name="Black_20_0_20_Degrees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/>
      <style:graphic-properties draw:fill="solid" draw:fill-color="#808080"/>
    </style:style>
    <style:style style:name="ch21" style:family="chart" style:data-style-name="N126">
      <style:chart-properties chart:link-data-style-to-source="true" chart:error-category="cell-range" chart:error-upper-range="Sheet1.O3:Sheet1.O3" chart:error-lower-range="Sheet1.O3:Sheet1.O3" chart:label-position="top"/>
      <style:graphic-properties svg:stroke-width="0.051cm" draw:fill-color="#000000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3" style:family="chart">
      <style:chart-properties chart:solid-type="cuboid"/>
    </style:style>
    <style:style style:name="ch24" style:family="chart">
      <style:graphic-properties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4.476cm" svg:height="10.451cm" xlink:href=".." xlink:type="simple" chart:class="chart:bar" chart:style-name="ch1">
        <chart:legend svg:x="0.561cm" svg:y="0.236cm" style:legend-expansion="custom" chartooo:width="13.494cm" chartooo:height="3.397cm" style:legend-expansion-aspect-ratio="3.97232852516927" chart:style-name="ch2"/>
        <chart:plot-area chart:style-name="ch3" table:cell-range-address="Sheet2.A3:Sheet2.B3 Sheet2.B1:Sheet2.B1 Sheet2.D1:Sheet2.D1 Sheet2.D3:Sheet2.D3 Sheet2.F1:Sheet2.F1 Sheet2.F3:Sheet2.F3 Sheet2.H1:Sheet2.H1 Sheet2.H3:Sheet2.H3 Sheet2.J1:Sheet2.J1 Sheet2.J3:Sheet2.J3 Sheet2.L1:Sheet2.L1 Sheet2.L3:Sheet2.L3 Sheet2.N1:Sheet2.N1 Sheet2.N3:Sheet2.N3" chart:data-source-has-labels="both" svg:x="2.166cm" svg:y="4.099cm" svg:width="10.148cm" svg:height="6.137cm">
          <chartooo:coordinate-region svg:x="4.195cm" svg:y="4.099cm" svg:width="8.119cm" svg:height="5.188cm"/>
          <chart:axis chart:dimension="x" chart:name="primary-x" chart:style-name="ch4" chartooo:axis-type="auto">
            <chartooo:date-scale/>
            <chart:categories table:cell-range-address="Sheet2.A3:Sheet2.A3"/>
          </chart:axis>
          <chart:axis chart:dimension="y" chart:name="primary-y" chart:style-name="ch5">
            <chart:title svg:x="0.105cm" svg:y="9.918cm" chart:style-name="ch6">
              <text:p>PAL call / system call
bandwidth (MB/s)</text:p>
            </chart:title>
            <chart:grid chart:style-name="ch7" chart:class="major"/>
          </chart:axis>
          <chart:series chart:style-name="ch8" chart:values-cell-range-address="Sheet2.B3:Sheet2.B3" chart:label-cell-address="Sheet2.B1:Sheet2.B1" chart:class="chart:bar">
            <chart:error-indicator chart:style-name="ch9" chart:dimension="y"/>
            <chart:data-point/>
          </chart:series>
          <chart:series chart:style-name="ch10" chart:values-cell-range-address="Sheet2.D3:Sheet2.D3" chart:label-cell-address="Sheet2.D1:Sheet2.D1" chart:class="chart:bar">
            <chart:error-indicator chart:style-name="ch11" chart:dimension="y"/>
            <chart:data-point/>
          </chart:series>
          <chart:series chart:style-name="ch12" chart:values-cell-range-address="Sheet2.F3:Sheet2.F3" chart:label-cell-address="Sheet2.F1:Sheet2.F1" chart:class="chart:bar">
            <chart:error-indicator chart:style-name="ch13" chart:dimension="y"/>
            <chart:data-point/>
          </chart:series>
          <chart:series chart:style-name="ch14" chart:values-cell-range-address="Sheet2.H3:Sheet2.H3" chart:label-cell-address="Sheet2.H1:Sheet2.H1" chart:class="chart:bar">
            <chart:error-indicator chart:style-name="ch15" chart:dimension="y"/>
            <chart:data-point/>
          </chart:series>
          <chart:series chart:style-name="ch16" chart:values-cell-range-address="Sheet2.J3:Sheet2.J3" chart:label-cell-address="Sheet2.J1:Sheet2.J1" chart:class="chart:bar">
            <chart:error-indicator chart:style-name="ch17" chart:dimension="y"/>
            <chart:data-point/>
          </chart:series>
          <chart:series chart:style-name="ch18" chart:values-cell-range-address="Sheet2.L3:Sheet2.L3" chart:label-cell-address="Sheet2.L1:Sheet2.L1" chart:class="chart:bar">
            <chart:error-indicator chart:style-name="ch19" chart:dimension="y"/>
            <chart:data-point chart:style-name="ch20"/>
          </chart:series>
          <chart:series chart:style-name="ch21" chart:values-cell-range-address="Sheet2.N3:Sheet2.N3" chart:label-cell-address="Sheet2.N1:Sheet2.N1" chart:class="chart:bar">
            <chart:error-indicator chart:style-name="ch22" chart:dimension="y"/>
            <chart:data-point chart:style-name="ch2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(Linux)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UNIX socket(Linux)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Linux)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Linux+SC)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Linux+SC+RM)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SGX)</text:p>
                <draw:g>
                  <svg:desc>Sheet2.L1:Sheet2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SGX+Shield))</text:p>
                <draw:g>
                  <svg:desc>Sheet2.N1:Sheet2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bandwidth</text:p>
                <draw:g>
                  <svg:desc>Sheet2.A3:Sheet2.A3</svg:desc>
                </draw:g>
              </table:table-cell>
              <table:table-cell office:value-type="float" office:value="4680.7767">
                <text:p>4680.7767</text:p>
                <draw:g>
                  <svg:desc>Sheet2.B3:Sheet2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12592.7067">
                <text:p>12592.7067</text:p>
                <draw:g>
                  <svg:desc>Sheet2.D3:Sheet2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12565.6253">
                <text:p>12565.6253</text:p>
                <draw:g>
                  <svg:desc>Sheet2.F3:Sheet2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12457.73">
                <text:p>12457.73</text:p>
                <draw:g>
                  <svg:desc>Sheet2.H3:Sheet2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12449.342">
                <text:p>12449.342</text:p>
                <draw:g>
                  <svg:desc>Sheet2.J3:Sheet2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5527.2733">
                <text:p>5527.2733</text:p>
                <draw:g>
                  <svg:desc>Sheet2.L3:Sheet2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176.7753">
                <text:p>176.7753</text:p>
                <draw:g>
                  <svg:desc>Sheet2.N3:Sheet2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inimum="0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svg:stroke-width="0.051cm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="hatch" draw:fill-color="#ffffff" draw:fill-hatch-name="Blue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666666" draw:fill-hatch-name="Black_20_0_20_Degrees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20" style:family="chart">
      <style:chart-properties chart:solid-type="cuboid"/>
      <style:graphic-properties draw:fill="solid" draw:fill-color="#808080"/>
    </style:style>
    <style:style style:name="ch21" style:family="chart" style:data-style-name="N126">
      <style:chart-properties chart:link-data-style-to-source="true" chart:error-category="cell-range" chart:error-upper-range="Sheet1.O3:Sheet1.O3" chart:error-lower-range="Sheet1.O3:Sheet1.O3"/>
      <style:graphic-properties svg:stroke-width="0.051cm" draw:fill-color="#000000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3" style:family="chart">
      <style:graphic-properties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4.476cm" svg:height="10.451cm" xlink:href=".." xlink:type="simple" chart:class="chart:bar" chart:style-name="ch1">
        <chart:legend svg:x="0.561cm" svg:y="0.236cm" style:legend-expansion="custom" chartooo:width="13.494cm" chartooo:height="3.397cm" style:legend-expansion-aspect-ratio="3.97232852516927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 Sheet1.L1:Sheet1.L1 Sheet1.L3:Sheet1.L3 Sheet1.N1:Sheet1.N1 Sheet1.N3:Sheet1.N3" chart:data-source-has-labels="both" svg:x="3.055cm" svg:y="3.823cm" svg:width="9.259cm" svg:height="6.413cm">
          <chartooo:coordinate-region svg:x="4.195cm" svg:y="4.099cm" svg:width="8.119cm" svg:height="5.188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0.679cm" svg:y="10.027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/>
          </chart:series>
          <chart:series chart:style-name="ch10" chart:values-cell-range-address="Sheet1.D3:Sheet1.D3" chart:label-cell-address="Sheet1.D1:Sheet1.D1" chart:class="chart:bar">
            <chart:error-indicator chart:style-name="ch11" chart:dimension="y"/>
            <chart:data-point/>
          </chart:series>
          <chart:series chart:style-name="ch12" chart:values-cell-range-address="Sheet1.F3:Sheet1.F3" chart:label-cell-address="Sheet1.F1:Sheet1.F1" chart:class="chart:bar">
            <chart:error-indicator chart:style-name="ch13" chart:dimension="y"/>
            <chart:data-point/>
          </chart:series>
          <chart:series chart:style-name="ch14" chart:values-cell-range-address="Sheet1.H3:Sheet1.H3" chart:label-cell-address="Sheet1.H1:Sheet1.H1" chart:class="chart:bar">
            <chart:error-indicator chart:style-name="ch15" chart:dimension="y"/>
            <chart:data-point/>
          </chart:series>
          <chart:series chart:style-name="ch16" chart:values-cell-range-address="Sheet1.J3:Sheet1.J3" chart:label-cell-address="Sheet1.J1:Sheet1.J1" chart:class="chart:bar">
            <chart:error-indicator chart:style-name="ch17" chart:dimension="y"/>
            <chart:data-point/>
          </chart:series>
          <chart:series chart:style-name="ch18" chart:values-cell-range-address="Sheet1.L3:Sheet1.L3" chart:label-cell-address="Sheet1.L1:Sheet1.L1" chart:class="chart:bar">
            <chart:error-indicator chart:style-name="ch19" chart:dimension="y"/>
            <chart:data-point chart:style-name="ch20"/>
          </chart:series>
          <chart:series chart:style-name="ch21" chart:values-cell-range-address="Sheet1.N3:Sheet1.N3" chart:label-cell-address="Sheet1.N1:Sheet1.N1" chart:class="chart:bar">
            <chart:error-indicator chart:style-name="ch22" chart:dimension="y"/>
            <chart:data-point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(Linux)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UNIX socket(Linux)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Linux)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Linux+SC)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Linux+SC+RM)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SGX)</text:p>
                <draw:g>
                  <svg:desc>Sheet1.L1:Sheet1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treamWrite(SGX+Shield)</text:p>
                <draw:g>
                  <svg:desc>Sheet1.N1:Sheet1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latency</text:p>
                <draw:g>
                  <svg:desc>Sheet1.A3:Sheet1.A3</svg:desc>
                </draw:g>
              </table:table-cell>
              <table:table-cell office:value-type="float" office:value="2.2569">
                <text:p>2.2569</text:p>
                <draw:g>
                  <svg:desc>Sheet1.B3:Sheet1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4.5768">
                <text:p>4.5768</text:p>
                <draw:g>
                  <svg:desc>Sheet1.D3:Sheet1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4.2247">
                <text:p>4.2247</text:p>
                <draw:g>
                  <svg:desc>Sheet1.F3:Sheet1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4.4084">
                <text:p>4.4084</text:p>
                <draw:g>
                  <svg:desc>Sheet1.H3:Sheet1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4.428">
                <text:p>4.428</text:p>
                <draw:g>
                  <svg:desc>Sheet1.J3:Sheet1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11.6035">
                <text:p>11.6035</text:p>
                <draw:g>
                  <svg:desc>Sheet1.L3:Sheet1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19.8883">
                <text:p>19.8883</text:p>
                <draw:g>
                  <svg:desc>Sheet1.N3:Sheet1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